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officeooo:rsid="00693058" officeooo:paragraph-rsid="001d701a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61c07f" officeooo:paragraph-rsid="001d701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61d2fd" officeooo:paragraph-rsid="001d701a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62889f" officeooo:paragraph-rsid="001d701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67902a" officeooo:paragraph-rsid="001d701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67fb3f" officeooo:paragraph-rsid="001d701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61c07f" officeooo:paragraph-rsid="001d701a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62889f" officeooo:paragraph-rsid="001d701a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67902a" officeooo:paragraph-rsid="001d701a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start" style:justify-single-word="false"/>
      <style:text-properties officeooo:rsid="00601095" officeooo:paragraph-rsid="001d701a"/>
    </style:style>
    <style:style style:name="P11" style:family="paragraph" style:parent-style-name="Standard">
      <style:paragraph-properties fo:text-align="start" style:justify-single-word="false"/>
      <style:text-properties officeooo:rsid="0061c07f" officeooo:paragraph-rsid="001d701a"/>
    </style:style>
    <style:style style:name="P12" style:family="paragraph" style:parent-style-name="Standard">
      <style:paragraph-properties fo:text-align="start" style:justify-single-word="false"/>
      <style:text-properties style:font-name="Dudu Cyryllic" fo:font-size="12pt" officeooo:rsid="0062889f" officeooo:paragraph-rsid="001d701a" style:font-size-asian="12pt" style:font-size-complex="12pt"/>
    </style:style>
    <style:style style:name="P13" style:family="paragraph" style:parent-style-name="Heading_20_2">
      <style:paragraph-properties fo:text-align="center" style:justify-single-word="false"/>
      <style:text-properties officeooo:rsid="00601095" officeooo:paragraph-rsid="001d701a"/>
    </style:style>
    <style:style style:name="T1" style:family="text">
      <style:text-properties officeooo:rsid="0123db34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61c07f" style:font-size-asian="12pt" style:font-size-complex="12pt"/>
    </style:style>
    <style:style style:name="T4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fo:color="#252525" style:font-name="Liberation Serif" fo:font-size="12pt" fo:letter-spacing="normal" fo:font-style="normal" fo:font-weight="normal" officeooo:rsid="0010dad4" style:font-size-asian="12pt" style:font-size-complex="12pt"/>
    </style:style>
    <style:style style:name="T6" style:family="text">
      <style:text-properties officeooo:rsid="0065fa3f"/>
    </style:style>
    <style:style style:name="T7" style:family="text">
      <style:text-properties officeooo:rsid="0066d953"/>
    </style:style>
    <style:style style:name="T8" style:family="text">
      <style:text-properties officeooo:rsid="0123aad2"/>
    </style:style>
    <style:style style:name="T9" style:family="text">
      <style:text-properties officeooo:rsid="0338e567"/>
    </style:style>
    <style:style style:name="T10" style:family="text">
      <style:text-properties officeooo:rsid="006cc6ec"/>
    </style:style>
    <style:style style:name="T11" style:family="text">
      <style:text-properties officeooo:rsid="006930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/>
      <text:p text:style-name="P10"/>
      <text:p text:style-name="P10">Ах, да! Вместе с тем симферопольским призывом привезли ещё ребят из Молдавии и Москвы. Немного — человек по десять.</text:p>
      <text:p text:style-name="P10">У молдаван такие <text:span text:style-name="T2">чудн</text:span><text:span text:style-name="T5">ы́</text:span><text:span text:style-name="T2">е </text:span><text:span text:style-name="T3">фамилии — Рару, Шушу. Но имена, правда, обычные.</text:span></text:p>
      <text:p text:style-name="P2"/>
      <text:p text:style-name="P2">Вася Шушу получил извещение, что на городской почтамт ему пришла посылка до востребования. Он взял с собой Лёлика из Москвы, <text:span text:style-name="T6">Виталика</text:span> из Симферополя и меня позвал.</text:p>
      <text:p text:style-name="P2">Получили мы посылку, зашли в какую-то столовую на второй этаж.</text:p>
      <text:p text:style-name="P2"><text:s/>Вася посылку открыл, а там — </text:p>
      <text:p text:style-name="P7"><text:tab/><text:tab/><text:tab/>вино, молдавское вино — </text:p>
      <text:p text:style-name="P11"><text:span text:style-name="T4"><text:tab/><text:tab/><text:tab/>оно на радость нам дано..</text:span><text:span text:style-name="T2">.</text:span></text:p>
      <text:p text:style-name="P2"/>
      <text:p text:style-name="P2">Взяли какие-то макароны с чем-то. Вася по стаканам под столом разливает — прикончили, не знаю сколько литров.</text:p>
      <text:p text:style-name="P2">Ну, чё — погнали?</text:p>
      <text:p text:style-name="P2">Спустились на первый этаж и Лёлик там в урну помочился, пока В<text:span text:style-name="T6">итал</text:span>ик его, типа, загораживал для соблюдения приличий.</text:p>
      <text:p text:style-name="P2">Этот Лёлик вообще отмороженный. </text:p>
      <text:p text:style-name="P2">Я один раз на комбинат стройматериалов заходил, там длинный такой транспортёр высоко вверх уходит, под крышей; Лёликова работа — по лестнице вдоль этого транспортёра вверх-вниз ходить и ломом пробивать, если где забьётся.</text:p>
      <text:p text:style-name="P2">Не помню зачем я туда заходил, но Лёлик как меня увидел — у него этот лом в руках затрепетал. До того ему захотелось меня грохнуть. </text:p>
      <text:p text:style-name="P2">Ни за что. Просто потому, что подвернулся.</text:p>
      <text:p text:style-name="P2">Но, видно, у него тоже квадратура круга не решённая. Грохнуть — грохнешь, а труп куда?</text:p>
      <text:p text:style-name="P2">Короче — обошлось.</text:p>
      <text:p text:style-name="P2"/>
      <text:p text:style-name="P2">Вышли мы из столовой, идём, беседуем.</text:p>
      <text:p text:style-name="P2">Яркое солнце, белый снежок. Жизнь — прекрасна.</text:p>
      <text:p text:style-name="P2">Тут Лёлик и Вася начинают выяснять чья отчизна лучше — Москва или Молдавия?</text:p>
      <text:p text:style-name="P2">Так, слово по слову, стали друг друга за грудки хватать. </text:p>
      <text:p text:style-name="P2">Но В<text:span text:style-name="T6">итал</text:span>ик — молодец, зачем, говорит, на улице? Давай в какой-нибудь двор зайдём.</text:p>
      <text:p text:style-name="P2">Зашли между каких-то двухэтажек. </text:p>
      <text:p text:style-name="P2">В<text:span text:style-name="T6">итал</text:span>ик тут уже как лондонский рефери поясняет: бляхами не драться, лежачего не бить.</text:p>
      <text:p text:style-name="P3">Скинули они бушлаты, шапки и ремни и — пошла молодецкая забава.</text:p>
      <text:p text:style-name="P3">Оба за метр восемьдесят, кулаки — как гири. Один другого ахнет — по двору эхо отдаётся. Эх, окропим снежок красненьким!</text:p>
      <text:p text:style-name="P3">Вася Лёлику бровь разбил, кровь брызнула; Лёлик на одно колено упал. </text:p>
      <text:p text:style-name="P3">Вася к бельевым верёвкам отошёл и не добивает — богатыри по правилам бьются.</text:p>
      <text:p text:style-name="P3">Тут по крылечку какой-то мужик в тельняшке сбежал, говорит, кто-то из двухэтажки в милицию позвонил.</text:p>
      <text:p text:style-name="P3">Короче, матч откладывается. </text:p>
      <text:p text:style-name="P3">Оделись служивые, Лёлик снегом умылся и покинули мы ристалище.</text:p>
      <text:p text:style-name="P3">Но бойцовский задор никак не уляжется.</text:p>
      <text:p text:style-name="P3">Разделились мы на пары. Впереди иду я с Лёликом и его убеждаю, что Москва — столица нашей Родины, лучший город Земли; а метрах в десяти сзади В<text:span text:style-name="T6">итал</text:span>ик с Васей Фет-Фрумоса обсуждают.</text:p>
      <text:p text:style-name="P3">Мирно так себе идём, не спеша.</text:p>
      <text:p text:style-name="P3">И тут справа «волжанка» тормознула и из неё два мента в шинелях — прыг на тротуар. Обложили.</text:p>
      <text:p text:style-name="P3"><text:soft-page-break/>Мы с Лёликом бляхи расстегнули, захлестнули на кулак и машем — <text:s/>не подходи, мол!</text:p>
      <text:p text:style-name="P3">Тот, что слева пушку выхватил. </text:p>
      <text:p text:style-name="P3">Такая маленькая чёрная дырочка, а вокруг неё кружочек солнца, смотрит мне прямо в лицо.</text:p>
      <text:p text:style-name="P3">А тут и вторая пара собеседников подходит. </text:p>
      <text:p text:style-name="P3">До того увлеклись, что по сторонам не смотрели.</text:p>
      <text:p text:style-name="P3"><text:s/>А тут — опаньки! <text:s/>— <text:s/>резкая смена декораций: два солдата с бляхами против двух ментов с пистолетом.</text:p>
      <text:p text:style-name="P3">У В<text:span text:style-name="T6">италик</text:span>а от переизбытка чувств и ассоциаций ноги подкосились и он лишь в последний момент успел спиной на забор опереться.</text:p>
      <text:p text:style-name="P3"/>
      <text:p text:style-name="P4"><text:span text:style-name="T7">Исполать</text:span> тебе, земля Молдав<text:span text:style-name="T7">ская</text:span>, <text:span text:style-name="T7">ты </text:span>взрасти<text:span text:style-name="T7">ла</text:span> <text:span text:style-name="T7">доблестного</text:span> Вас<text:span text:style-name="T7">ю</text:span> Шушу! </text:p>
      <text:p text:style-name="P4"><text:span text:style-name="T7">И</text:span>стинный <text:span text:style-name="T7">воин</text:span>, преисполненный духом товарищества и боевого братства, обхватил он могучим объятием ближайшего к нему мента, <text:span text:style-name="T7">что</text:span> без пушки <text:span text:style-name="T7">был</text:span>, и крикнул:</text:p>
      <text:p text:style-name="P4">- Беги!</text:p>
      <text:p text:style-name="P4">Повторять не пришлось.</text:p>
      <text:p text:style-name="P4">О, боги! Как я боялся! Как бежал!</text:p>
      <text:p text:style-name="P4">Вокруг меня и подо мной мелькали заборы, деревья, переулки, холмы, буераки, крепостные валы и горные кряжи...</text:p>
      <text:p text:style-name="P4">В себя я пришёл в каком-то сарае с широкими продольными щелями в стенах из горизонтально прибитых досок и долго приводил в порядок своё дыхание.</text:p>
      <text:p text:style-name="P4"/>
      <text:p text:style-name="P4">Вечером в казарму пришёл только Лёлик. Ему надо было застирать куртку от крови из разбитой брови. </text:p>
      <text:p text:style-name="P4">Я отвёл его в кочегарку.</text:p>
      <text:p text:style-name="P4">Там оказались свои новости. Обмуровка одной из печей потрескалась, как видно от перегрева котла. Во время аварии из трещин валил дым с чёрной сажей и сажа осела на печах и потолке в обоих залах.</text:p>
      <text:p text:style-name="P4">Накрылся мой косметический ремонт.</text:p>
      <text:p text:style-name="P12"/>
      <text:p text:style-name="P8"><text:span text:style-name="T8">(...п</text:span>озлорадствовал ли я? </text:p>
      <text:p text:style-name="P8">Если да, то не очень — мне уже всё было пó хуй...<text:span text:style-name="T8">)</text:span></text:p>
      <text:p text:style-name="P9"/>
      <text:p text:style-name="P5">Сыпучие вещества возят в особых вагонах — без крыши, а пол в таких вагонах это ряд железных люков. </text:p>
      <text:p text:style-name="P5"><text:span text:style-name="T9">При разгрузке, </text:span>сшибаешь <text:span text:style-name="T9">размещённый с</text:span>наружи <text:s/>крючок-запор, крышка люка распахивается и вещество высыпается.</text:p>
      <text:p text:style-name="P5"/>
      <text:p text:style-name="P5">Не знаю, для какой организации пришли в город Ставрополь те пять вагонов с песком, но когда на станции в них распахнули люки, то ничего оттуда не посыпалось, а <text:span text:style-name="T10">как </text:span>загляну<text:span text:style-name="T10">ли</text:span> снизу, <text:span text:style-name="T10">то</text:span> увидали там мелкозернистый монолит.</text:p>
      <text:p text:style-name="P5">Песок отправляли мокрым и морозы обратили его в сплошной большой параллелепипед по форме вагона.</text:p>
      <text:p text:style-name="P5">Ждать обратного превращения некогда; если не возвращаешь вагон в течении трёх суток, то это «простой подвижного состава», за который накручивается громадный штраф и продолжает крутиться дальше.</text:p>
      <text:p text:style-name="P5">У организации пошла голова кругом; проблема — хоть «караул» кричи. </text:p>
      <text:p text:style-name="P5">А кем у нас решаются неразрешимые проблемы? Верно — стройбатом!</text:p>
      <text:p text:style-name="P5">Вот нас и привезли в трёх грузовиках на станцию. </text:p>
      <text:p text:style-name="P6">Правда, на этот раз ломы гладкими оказались; только снизу через люки долбить бесполезно — лом отпрыгивает на тебя же. </text:p>
      <text:p text:style-name="P6">Сверху будем ебашить и — через борта лопатами. Ходят слухи, что даже отбойны<text:span text:style-name="T9">е</text:span> молотки подвезут, а пока — вперёд!</text:p>
      <text:p text:style-name="P6"><text:soft-page-break/>Я малость попробовал и бросил — слишком <text:span text:style-name="T1">уж эта</text:span> монотонщина приелась за годы службы; но и просто так стоять — холодно.</text:p>
      <text:p text:style-name="P6">Михаил Хмельницкий мне деньги дал — сходить за «сугревом». Сам-то не может, он — сержант, ему за узбеками присматривать надо.</text:p>
      <text:p text:style-name="P6">И откуда только у людей деньги берутся? </text:p>
      <text:p text:style-name="P6">Проще простого: РБУ раствор готовит, <text:s/>сколько у <text:s/>водителя в бумажке-заявке написано, столько и приготовит. </text:p>
      <text:p text:style-name="P6">А если заявки нет? </text:p>
      <text:p text:style-name="P6">Тогда водитель даёт другую бумажку. </text:p>
      <text:p text:style-name="P6">Кому даёт?</text:p>
      <text:p text:style-name="P6">Командиру отделения работающего на РБУ. </text:p>
      <text:p text:style-name="P6"/>
      <text:p text:style-name="P6">Пошёл я в город. Места незнакомые, магазин не сразу нашёл<text:span text:style-name="T9">ся</text:span>.</text:p>
      <text:p text:style-name="P6">Затарился. Бутылки — под бушлат, <text:span text:style-name="T11">снизу бляхой подпоясал; полненький такой стал. </text:span></text:p>
      <text:p text:style-name="P1">Кто говорил — в стройбате плохо кормят?</text:p>
      <text:p text:style-name="P1">Иду обратно опустив голову, не от стеснительности — просто снег в лицо летит.</text:p>
      <text:p text:style-name="P1">- Почему честь не отдаёте? Вас что — не учили?</text:p>
      <text:p text:style-name="P1">По уставу ты каждому старшему по званию козырять должен. </text:p>
      <text:p text:style-name="P1">Так ведь не видел я, а потом, если козырну, бутылки под бушлатом зазвякают.</text:p>
      <text:p text:style-name="P1">- Виноват, товарищ...</text:p>
      <text:p text:style-name="P1">Смотрю ему на погон — врубиться не могу; погон без просвета, как у куска, но звезда крупнее, чем у прапора, и даже больше майорской; но тут <text:span text:style-name="T9">я </text:span>листочки в петлицах углядел.</text:p>
      <text:p text:style-name="P1">- ...товарищ генерал-майор. Задумался.</text:p>
      <text:p text:style-name="P1">- Задумался он! Идите!</text:p>
      <text:p text:style-name="P1">И это правильно. Генералу с солдатом в чёрных погонах разговаривать, практически, не о чем.</text:p>
      <text:p text:style-name="P1">Единственный офицер, что за два года м<text:span text:style-name="T1">не</text:span> «вы» сказал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4:18:30.034308231</meta:creation-date>
    <dc:date>2017-03-02T14:18:35.107460513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85" meta:word-count="1008" meta:character-count="6464" meta:non-whitespace-character-count="5465"/>
    <meta:generator>LibreOffice/4.3.3.2$Linux_x86 LibreOffice_project/430m0$Build-2</meta:generator>
  </office:meta>
</office:document-meta>
</file>